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0.7283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9965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4071in"/>
    </style:style>
    <style:style style:name="co14" style:family="table-column">
      <style:table-column-properties fo:break-before="auto" style:column-width="0.6862in"/>
    </style:style>
    <style:style style:name="co15" style:family="table-column">
      <style:table-column-properties fo:break-before="auto" style:column-width="0.4283in"/>
    </style:style>
    <style:style style:name="co16" style:family="table-column">
      <style:table-column-properties fo:break-before="auto" style:column-width="1.2862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5083in"/>
    </style:style>
    <style:style style:name="co19" style:family="table-column">
      <style:table-column-properties fo:break-before="auto" style:column-width="1.0445in"/>
    </style:style>
    <style:style style:name="co20" style:family="table-column">
      <style:table-column-properties fo:break-before="auto" style:column-width="1.0228in"/>
    </style:style>
    <style:style style:name="co21" style:family="table-column">
      <style:table-column-properties fo:break-before="auto" style:column-width="0.7228in"/>
    </style:style>
    <style:style style:name="co22" style:family="table-column">
      <style:table-column-properties fo:break-before="auto" style:column-width="1.0339in"/>
    </style:style>
    <style:style style:name="co23" style:family="table-column">
      <style:table-column-properties fo:break-before="auto" style:column-width="0.9909in"/>
    </style:style>
    <style:style style:name="co24" style:family="table-column">
      <style:table-column-properties fo:break-before="auto" style:column-width="0.9693in"/>
    </style:style>
    <style:style style:name="co25" style:family="table-column">
      <style:table-column-properties fo:break-before="auto" style:column-width="0.7335in"/>
    </style:style>
    <style:style style:name="co26" style:family="table-column">
      <style:table-column-properties fo:break-before="auto" style:column-width="1.0547in"/>
    </style:style>
    <style:style style:name="co27" style:family="table-column">
      <style:table-column-properties fo:break-before="auto" style:column-width="1.0126in"/>
    </style:style>
    <style:style style:name="co28" style:family="table-column">
      <style:table-column-properties fo:break-before="auto" style:column-width="1.0764in"/>
    </style:style>
    <style:style style:name="co29" style:family="table-column">
      <style:table-column-properties fo:break-before="auto" style:column-width="0.4335in"/>
    </style:style>
    <style:style style:name="co30" style:family="table-column">
      <style:table-column-properties fo:break-before="auto" style:column-width="0.7071in"/>
    </style:style>
    <style:style style:name="co31" style:family="table-column">
      <style:table-column-properties fo:break-before="auto" style:column-width="0.4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81"/>
    <style:style style:name="ce4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 style:data-style-name="N81"/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water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1" table:default-cell-style-name="Default"/>
        <table:table-column table:style-name="co4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Rho_AirOcean</text:p>
          </table:table-cell>
          <table:table-cell table:style-name="Default" office:value-type="string" calcext:value-type="string">
            <text:p>Mur_AirOcean</text:p>
          </table:table-cell>
          <table:table-cell table:style-name="Default" office:value-type="string" calcext:value-type="string">
            <text:p>G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max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</table:table>
      <table:table table:name="Oil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5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Rho_IceOcean</text:p>
          </table:table-cell>
          <table:table-cell table:style-name="Default" office:value-type="string" calcext:value-type="string">
            <text:p>Rho_AirOcean</text:p>
          </table:table-cell>
          <table:table-cell table:style-name="Default" office:value-type="string" calcext:value-type="string">
            <text:p>Ga</text:p>
          </table:table-cell>
          <table:table-cell table:style-name="Default" office:value-type="string" calcext:value-type="string">
            <text:p>Mur_IceOcean</text:p>
          </table:table-cell>
          <table:table-cell table:style-name="Default" office:value-type="string" calcext:value-type="string">
            <text:p>Mur_airOcean</text:p>
          </table:table-cell>
          <table:table-cell office:value-type="string" calcext:value-type="string">
            <text:p>A0_OceanIce</text:p>
          </table:table-cell>
          <table:table-cell office:value-type="string" calcext:value-type="string">
            <text:p>A0_IceAir</text:p>
          </table:table-cell>
          <table:table-cell office:value-type="string" calcext:value-type="string">
            <text:p>hIce</text:p>
          </table:table-cell>
          <table:table-cell table:style-name="ce6" office:value-type="string" calcext:value-type="string">
            <text:p>lambda_Ocean</text:p>
          </table:table-cell>
          <table:table-cell office:value-type="string" calcext:value-type="string">
            <text:p>lambda_IceAir</text:p>
          </table:table-cell>
          <table:table-cell office:value-type="string" calcext:value-type="string">
            <text:p>tmax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1" calcext:value-type="float">
            <text:p>1.00E+03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2" calcext:value-type="float">
            <text:p>1.00E+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3" calcext:value-type="float">
            <text:p>1.00E+03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4" calcext:value-type="float">
            <text:p>1.00E+03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10001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ops at t=0.7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.00E+01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.00E+01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.00E+01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.00E+01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.00E+01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.00E+02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.00E+02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.00E+02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.00E+02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.00E+02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5" calcext:value-type="float">
            <text:p>203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6" calcext:value-type="float">
            <text:p>203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7" calcext:value-type="float">
            <text:p>203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9" calcext:value-type="float">
            <text:p>203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3" calcext:value-type="float">
            <text:p>204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7" calcext:value-type="float">
            <text:p>204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1" calcext:value-type="float">
            <text:p>205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2" calcext:value-type="float">
            <text:p>205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6" calcext:value-type="float">
            <text:p>205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7" calcext:value-type="float">
            <text:p>205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9" calcext:value-type="float">
            <text:p>205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3" calcext:value-type="float">
            <text:p>206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6" calcext:value-type="float">
            <text:p>206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8" calcext:value-type="float">
            <text:p>206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1" calcext:value-type="float">
            <text:p>207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4" calcext:value-type="float">
            <text:p>207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6" calcext:value-type="float">
            <text:p>207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7" calcext:value-type="float">
            <text:p>207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sing207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3" calcext:value-type="float">
            <text:p>208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4" calcext:value-type="float">
            <text:p>208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6" calcext:value-type="float">
            <text:p>208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8" calcext:value-type="float">
            <text:p>208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9" calcext:value-type="float">
            <text:p>208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4" calcext:value-type="float">
            <text:p>209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6" calcext:value-type="float">
            <text:p>209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7" calcext:value-type="float">
            <text:p>209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8" calcext:value-type="float">
            <text:p>209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1" calcext:value-type="float">
            <text:p>210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3" calcext:value-type="float">
            <text:p>210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4" calcext:value-type="float">
            <text:p>210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00000" calcext:value-type="float">
            <text:p>1.00E+1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7" calcext:value-type="float">
            <text:p>210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8" calcext:value-type="float">
            <text:p>210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9" calcext:value-type="float">
            <text:p>210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2" calcext:value-type="float">
            <text:p>211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3" calcext:value-type="float">
            <text:p>211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4" calcext:value-type="float">
            <text:p>211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6" calcext:value-type="float">
            <text:p>211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7" calcext:value-type="float">
            <text:p>211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8" calcext:value-type="float">
            <text:p>211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9" calcext:value-type="float">
            <text:p>211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000000" calcext:value-type="float">
            <text:p>1.00E+1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6" calcext:value-type="float">
            <text:p>212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1" calcext:value-type="float">
            <text:p>213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3" calcext:value-type="float">
            <text:p>213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4" calcext:value-type="float">
            <text:p>213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0000000" calcext:value-type="float">
            <text:p>1.00E+1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6" calcext:value-type="float">
            <text:p>213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8" calcext:value-type="float">
            <text:p>213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7" calcext:value-type="float">
            <text:p>214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8" calcext:value-type="float">
            <text:p>214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9" calcext:value-type="float">
            <text:p>214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151" calcext:value-type="float">
            <text:p>215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153" calcext:value-type="float">
            <text:p>215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2154" calcext:value-type="float">
            <text:p>215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156" calcext:value-type="float">
            <text:p>215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Elastic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5"/>
        <table:table-column table:style-name="co3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Rho_IceOcean</text:p>
          </table:table-cell>
          <table:table-cell table:style-name="Default" office:value-type="string" calcext:value-type="string">
            <text:p>Rho_AirOcean</text:p>
          </table:table-cell>
          <table:table-cell table:style-name="Default" office:value-type="string" calcext:value-type="string">
            <text:p>Ga</text:p>
          </table:table-cell>
          <table:table-cell office:value-type="string" calcext:value-type="string">
            <text:p>Mur_IceOcean</text:p>
          </table:table-cell>
          <table:table-cell table:style-name="Default" office:value-type="string" calcext:value-type="string">
            <text:p>Mur_airOcean</text:p>
          </table:table-cell>
          <table:table-cell office:value-type="string" calcext:value-type="string">
            <text:p>A0_OceanIce</text:p>
          </table:table-cell>
          <table:table-cell office:value-type="string" calcext:value-type="string">
            <text:p>A0_IceAir</text:p>
          </table:table-cell>
          <table:table-cell office:value-type="string" calcext:value-type="string">
            <text:p>hIce</text:p>
          </table:table-cell>
          <table:table-cell table:style-name="ce6" office:value-type="string" calcext:value-type="string">
            <text:p>lambda_Ocean</text:p>
          </table:table-cell>
          <table:table-cell office:value-type="string" calcext:value-type="string">
            <text:p>lambda_IceAir</text:p>
          </table:table-cell>
          <table:table-cell office:value-type="string" calcext:value-type="string">
            <text:p>ElasticModulus</text:p>
          </table:table-cell>
          <table:table-cell office:value-type="string" calcext:value-type="string">
            <text:p>tmax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02" calcext:value-type="float">
            <text:p>300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3" calcext:value-type="float">
            <text:p>300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.00001" calcext:value-type="float">
            <text:p>1.00E-05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04" calcext:value-type="float">
            <text:p>300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1.00E-04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05" calcext:value-type="float">
            <text:p>300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1.00E-03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06" calcext:value-type="float">
            <text:p>300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07" calcext:value-type="float">
            <text:p>300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.1" calcext:value-type="float">
            <text:p>1.00E-0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08" calcext:value-type="float">
            <text:p>300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1:20:32.969757960</meta:creation-date>
    <dc:date>2024-04-19T11:38:30.189034395</dc:date>
    <meta:editing-duration>P8DT21H40M29S</meta:editing-duration>
    <meta:editing-cycles>29</meta:editing-cycles>
    <meta:generator>LibreOffice/7.3.7.2$Linux_X86_64 LibreOffice_project/30$Build-2</meta:generator>
    <meta:document-statistic meta:table-count="3" meta:cell-count="2434" meta:object-count="0"/>
  </office:meta>
</office:document-meta>
</file>